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 up</text:p>
      <text:p text:style-name="P1"><text:span text:style-name="T1"/></text:p>
      <text:p text:style-name="P1">New game</text:p>
      <text:p text:style-name="P2"/>
      <text:p text:style-name="P2">-load maps </text:p>
      <text:p text:style-name="P2">-create initial units </text:p>
      <text:p text:style-name="P2"><text:tab/>-4 slaves </text:p>
      <text:p text:style-name="P2">-create initial buildings</text:p>
      <text:p text:style-name="P2"><text:tab/>-royal palace </text:p>
      <text:p text:style-name="P2"><text:tab/>-stockpile </text:p>
      <text:p text:style-name="P2">-set up players initial resources</text:p>
      <text:p text:style-name="P2"><text:tab/>-500 food</text:p>
      <text:p text:style-name="P2"><text:tab/>-500 gold </text:p>
      <text:p text:style-name="P2">-set up connections </text:p>
      <text:p text:style-name="P2">-set up AI </text:p>
      <text:p text:style-name="P2"><text:span text:style-name="T1"/></text:p>
      <text:p text:style-name="P1">Load game</text:p>
      <text:p text:style-name="P1"><text:span text:style-name="T1"/></text:p>
      <text:p text:style-name="P1"><text:span text:style-name="T1">-load saved game</text:span></text:p>
      <text:p text:style-name="P1"><text:span text:style-name="T1"><text:tab/>-load buildings in buildingList</text:span></text:p>
      <text:p text:style-name="P1"><text:span text:style-name="T1"><text:tab/>-load units in unitList </text:span></text:p>
      <text:p text:style-name="P1"><text:span text:style-name="T1"><text:tab/>-load maps </text:span></text:p>
      <text:p text:style-name="P1"><text:span text:style-name="T1"><text:tab/>-load player stats </text:span></text:p>
      <text:p text:style-name="P1"><text:span text:style-name="T1"><text:tab/>-load AI state </text:span></text:p>
      <text:p text:style-name="P1"><text:span text:style-name="T1">-start game </text:span></text:p>
      <text:p text:style-name="P1"><text:span text:style-name="T1"/></text:p>
      <text:p text:style-name="P1">On Frame</text:p>
      <text:p text:style-name="P1"><text:span text:style-name="T1"/></text:p>
      <text:p text:style-name="P1"><text:span text:style-name="T1">-Move units along path</text:span></text:p>
      <text:p text:style-name="P1"><text:span text:style-name="T1"><text:tab/>-based on speed of unit</text:span></text:p>
      <text:p text:style-name="P1"><text:span text:style-name="T1"><text:tab/>-change orientation</text:span></text:p>
      <text:p text:style-name="P1"><text:span text:style-name="T1"><text:tab/>-change fog of war </text:span></text:p>
      <text:p text:style-name="P1"><text:span text:style-name="T1">-progress unit fights</text:span></text:p>
      <text:p text:style-name="P1"><text:span text:style-name="T1">-progress unit to tower fights</text:span></text:p>
      <text:p text:style-name="P1"><text:span text:style-name="T1">-progress building to unit fights </text:span></text:p>
      <text:p text:style-name="P1"><text:span text:style-name="T1">-increment building unit queues progress</text:span></text:p>
      <text:p text:style-name="P1"><text:span text:style-name="T1"><text:tab/>-if progress equal 100 then create unit</text:span></text:p>
      <text:p text:style-name="P1"><text:span text:style-name="T1">-add resources from farms and mines to the players resources </text:span></text:p>
      <text:p text:style-name="P1"><text:span text:style-name="T1">-increment building build progress</text:span></text:p>
      <text:p text:style-name="P1"><text:span text:style-name="T1"><text:tab/>-if progress equal 100 then create building </text:span></text:p>
      <text:p text:style-name="P1"><text:span text:style-name="T1">-1 minute autosave</text:span></text:p>
      <text:p text:style-name="P1"><text:span text:style-name="T1">-remove players who leave</text:span></text:p>
      <text:p text:style-name="P1"><text:span text:style-name="T1"><text:s/></text:span></text:p>
      <text:p text:style-name="P1"><text:span text:style-name="T1"/></text:p>
      <text:p text:style-name="P1">On frame information sending<text:span text:style-name="T1"> </text:span></text:p>
      <text:p text:style-name="P1"><text:span text:style-name="T1"/></text:p>
      <text:p text:style-name="P1"><text:span text:style-name="T1">-movement on the player's viewed map</text:span></text:p>
      <text:p text:style-name="P1"><text:span text:style-name="T1">-new buildings on the player's viewed map</text:span></text:p>
      <text:p text:style-name="P1"><text:span text:style-name="T1">-all units and buildings on a new viewed map</text:span></text:p>
      <text:p text:style-name="P1"><text:span text:style-name="T1">-player scores</text:span></text:p>
      <text:p text:style-name="P1"><text:span text:style-name="T1">-chat messages </text:span></text:p>
      <text:p text:style-name="P1"><text:span text:style-name="T1">-unit health updates </text:span></text:p>
      <text:p text:style-name="P1"><text:soft-page-break/><text:span text:style-name="T1">-resource update </text:span></text:p>
      <text:p text:style-name="P1"><text:span text:style-name="T1">-only give map information though a fog of war </text:span></text:p>
      <text:p text:style-name="P1"><text:span text:style-name="T1"/></text:p>
      <text:p text:style-name="P1"><text:span text:style-name="T1"><text:s/></text:span>Off Frame</text:p>
      <text:p text:style-name="P1"><text:span text:style-name="T1"/></text:p>
      <text:p text:style-name="P1"><text:span text:style-name="T1">- move a unit</text:span></text:p>
      <text:p text:style-name="P1"><text:span text:style-name="T1">-place unit in boat</text:span></text:p>
      <text:p text:style-name="P1"><text:span text:style-name="T1">-set way points</text:span></text:p>
      <text:p text:style-name="P1"><text:span text:style-name="T1">-set unit to attack another unit</text:span></text:p>
      <text:p text:style-name="P1"><text:span text:style-name="T1">-set unit to attack building </text:span></text:p>
      <text:p text:style-name="P1"><text:span text:style-name="T1">-set tower to attack unit</text:span></text:p>
      <text:p text:style-name="P1"><text:span text:style-name="T1">-build building </text:span></text:p>
      <text:p text:style-name="P1"><text:span text:style-name="T1">-destroy building</text:span></text:p>
      <text:p text:style-name="P1"><text:span text:style-name="T1">-add unit to a building queue</text:span></text:p>
      <text:p text:style-name="P1"><text:span text:style-name="T1">-remove unit from building queue</text:span></text:p>
      <text:p text:style-name="P1"><text:span text:style-name="T1">-attack unit from tower</text:span></text:p>
      <text:p text:style-name="P1"><text:span text:style-name="T1">-request unit information</text:span></text:p>
      <text:p text:style-name="P1"><text:span text:style-name="T1">-request building information</text:span></text:p>
      <text:p text:style-name="P1"><text:span text:style-name="T1">-request map information</text:span></text:p>
      <text:p text:style-name="P1"><text:span text:style-name="T1">-update the graphical frame for a player </text:span></text:p>
      <text:p text:style-name="P1"><text:span text:style-name="T1">-request building and unit list of a new viewed map </text:span></text:p>
      <text:p text:style-name="P1"><text:span text:style-name="T1">-request save game </text:span></text:p>
      <text:p text:style-name="P1"><text:span text:style-name="T1">-add cha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Martin</meta:initial-creator>
    <meta:creation-date>2015-06-03T08:17:08.98</meta:creation-date>
    <meta:generator>OpenOffice/4.1.1$Win32 OpenOffice.org_project/411m6$Build-9775</meta:generator>
    <dc:date>2015-06-03T19:25:21.94</dc:date>
    <dc:creator>Harry Martin</dc:creator>
    <meta:editing-duration>PT11H8M3S</meta:editing-duration>
    <meta:editing-cycles>23</meta:editing-cycles>
    <meta:document-statistic meta:table-count="0" meta:image-count="0" meta:object-count="0" meta:page-count="2" meta:paragraph-count="65" meta:word-count="248" meta:character-count="1504"/>
  </office:meta>
</office:document-meta>
</file>